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13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table:style-name="ce2" office:value-type="string" calcext:value-type="string" table:number-columns-spanned="6" table:number-rows-spanned="1">
            <text:p>ACO</text:p>
          </table:table-cell>
          <table:covered-table-cell table:number-columns-repeated="5" table:style-name="Default"/>
          <table:table-cell table:style-name="Default" office:value-type="string" calcext:value-type="string" table:number-columns-spanned="3" table:number-rows-spanned="1">
            <text:p>Ant-Q</text:p>
          </table:table-cell>
          <table:covered-table-cell table:number-columns-repeated="2" table:style-name="Default"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OptimalTour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% Mean Dist</text:p>
          </table:table-cell>
          <table:table-cell office:value-type="string" calcext:value-type="string">
            <text:p>% Best Dist</text:p>
          </table:table-cell>
          <table:table-cell office:value-type="string" calcext:value-type="string">
            <text:p>Avg time (s)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% Mean Dist</text:p>
          </table:table-cell>
          <table:table-cell office:value-type="string" calcext:value-type="string">
            <text:p>% Best Dist</text:p>
          </table:table-cell>
          <table:table-cell office:value-type="string" calcext:value-type="string">
            <text:p>Avg time (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38</text:p>
          </table:table-cell>
          <table:table-cell office:value-type="float" office:value="6656" calcext:value-type="float">
            <text:p>6656.00</text:p>
          </table:table-cell>
          <table:table-cell office:value-type="float" office:value="6763.0349559588" calcext:value-type="float">
            <text:p>6763.03</text:p>
          </table:table-cell>
          <table:table-cell office:value-type="float" office:value="75.1578490326047" calcext:value-type="float">
            <text:p>75.16</text:p>
          </table:table-cell>
          <table:table-cell office:value-type="float" office:value="6708.03686552299" calcext:value-type="float">
            <text:p>6708.04</text:p>
          </table:table-cell>
          <table:table-cell office:value-type="float" office:value="1.60809729505415" calcext:value-type="float">
            <text:p>1.61</text:p>
          </table:table-cell>
          <table:table-cell office:value-type="float" office:value="0.781803869035258" calcext:value-type="float">
            <text:p>0.78</text:p>
          </table:table-cell>
          <table:table-cell office:value-type="float" office:value="75" calcext:value-type="float">
            <text:p>75.00</text:p>
          </table:table-cell>
          <table:table-cell office:value-type="float" office:value="6663.9905578449" calcext:value-type="float">
            <text:p>6663.99</text:p>
          </table:table-cell>
          <table:table-cell office:value-type="float" office:value="4.16180130885778" calcext:value-type="float">
            <text:p>4.16</text:p>
          </table:table-cell>
          <table:table-cell office:value-type="float" office:value="6659.43153293146" calcext:value-type="float">
            <text:p>6659.43</text:p>
          </table:table-cell>
          <table:table-cell office:value-type="float" office:value="0.120050448390867" calcext:value-type="float">
            <text:p>0.12</text:p>
          </table:table-cell>
          <table:table-cell office:value-type="float" office:value="0.0515554827443519" calcext:value-type="float">
            <text:p>0.05</text:p>
          </table:table-cell>
          <table:table-cell office:value-type="float" office:value="37" calcext:value-type="float">
            <text:p>37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lin52</text:p>
          </table:table-cell>
          <table:table-cell office:value-type="float" office:value="7542" calcext:value-type="float">
            <text:p>7542.00</text:p>
          </table:table-cell>
          <table:table-cell office:value-type="float" office:value="7925.39041819792" calcext:value-type="float">
            <text:p>7925.39</text:p>
          </table:table-cell>
          <table:table-cell office:value-type="float" office:value="161.99582605163" calcext:value-type="float">
            <text:p>162.00</text:p>
          </table:table-cell>
          <table:table-cell office:value-type="float" office:value="7677.66084431117" calcext:value-type="float">
            <text:p>7677.66</text:p>
          </table:table-cell>
          <table:table-cell office:value-type="float" office:value="5.08340517366635" calcext:value-type="float">
            <text:p>5.08</text:p>
          </table:table-cell>
          <table:table-cell office:value-type="float" office:value="1.79873832287416" calcext:value-type="float">
            <text:p>1.80</text:p>
          </table:table-cell>
          <table:table-cell office:value-type="float" office:value="320" calcext:value-type="float">
            <text:p>320.00</text:p>
          </table:table-cell>
          <table:table-cell office:value-type="float" office:value="7666.16829401388" calcext:value-type="float">
            <text:p>7666.17</text:p>
          </table:table-cell>
          <table:table-cell office:value-type="float" office:value="113.874912707113" calcext:value-type="float">
            <text:p>113.87</text:p>
          </table:table-cell>
          <table:table-cell office:value-type="float" office:value="7548.99271002418" calcext:value-type="float">
            <text:p>7548.99</text:p>
          </table:table-cell>
          <table:table-cell office:value-type="float" office:value="1.64635765067467" calcext:value-type="float">
            <text:p>1.65</text:p>
          </table:table-cell>
          <table:table-cell office:value-type="float" office:value="0.0927169189098539" calcext:value-type="float">
            <text:p>0.09</text:p>
          </table:table-cell>
          <table:table-cell office:value-type="float" office:value="170" calcext:value-type="float">
            <text:p>17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130</text:p>
          </table:table-cell>
          <table:table-cell office:value-type="float" office:value="6110" calcext:value-type="float">
            <text:p>6110.00</text:p>
          </table:table-cell>
          <table:table-cell office:value-type="float" office:value="6487.19469975591" calcext:value-type="float">
            <text:p>6487.19</text:p>
          </table:table-cell>
          <table:table-cell office:value-type="float" office:value="74.2004614510807" calcext:value-type="float">
            <text:p>74.20</text:p>
          </table:table-cell>
          <table:table-cell office:value-type="float" office:value="6385.461990939" calcext:value-type="float">
            <text:p>6385.46</text:p>
          </table:table-cell>
          <table:table-cell office:value-type="float" office:value="6.17339934134056" calcext:value-type="float">
            <text:p>6.17</text:p>
          </table:table-cell>
          <table:table-cell office:value-type="float" office:value="4.50837955710312" calcext:value-type="float">
            <text:p>4.51</text:p>
          </table:table-cell>
          <table:table-cell office:value-type="float" office:value="15240" calcext:value-type="float">
            <text:p>15240.00</text:p>
          </table:table-cell>
          <table:table-cell office:value-type="float" office:value="6491.31002832474" calcext:value-type="float">
            <text:p>6491.31</text:p>
          </table:table-cell>
          <table:table-cell office:value-type="float" office:value="70.0137714813423" calcext:value-type="float">
            <text:p>70.01</text:p>
          </table:table-cell>
          <table:table-cell office:value-type="float" office:value="6383.42" calcext:value-type="float">
            <text:p>6383.42</text:p>
          </table:table-cell>
          <table:table-cell office:value-type="float" office:value="6.24075332773719" calcext:value-type="float">
            <text:p>6.24</text:p>
          </table:table-cell>
          <table:table-cell office:value-type="float" office:value="4.47495908346972" calcext:value-type="float">
            <text:p>4.47</text:p>
          </table:table-cell>
          <table:table-cell office:value-type="float" office:value="10200" calcext:value-type="float">
            <text:p>1020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9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1002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ACO</text:p>
          </table:table-cell>
          <table:table-cell table:number-columns-repeated="6"/>
          <table:table-cell office:value-type="string" calcext:value-type="string">
            <text:p>ANTQ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ta: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dj38</text:p>
          </table:table-cell>
          <table:table-cell office:value-type="float" office:value="6708.03686552299" calcext:value-type="float">
            <text:p>6708.04</text:p>
          </table:table-cell>
          <table:table-cell table:number-columns-repeated="6"/>
          <table:table-cell office:value-type="float" office:value="6659.43153293147" calcext:value-type="float">
            <text:p>6659.43</text:p>
          </table:table-cell>
          <table:table-cell table:number-columns-repeated="7"/>
        </table:table-row>
        <table:table-row table:style-name="ro1">
          <table:table-cell/>
          <table:table-cell office:value-type="float" office:value="6828.21651305805" calcext:value-type="float">
            <text:p>6828.22</text:p>
          </table:table-cell>
          <table:table-cell table:number-columns-repeated="6"/>
          <table:table-cell office:value-type="float" office:value="6667.02990778718" calcext:value-type="float">
            <text:p>6667.03</text:p>
          </table:table-cell>
          <table:table-cell table:number-columns-repeated="7"/>
        </table:table-row>
        <table:table-row table:style-name="ro1">
          <table:table-cell/>
          <table:table-cell office:value-type="float" office:value="6860.59114638462" calcext:value-type="float">
            <text:p>6860.59</text:p>
          </table:table-cell>
          <table:table-cell table:number-columns-repeated="6"/>
          <table:table-cell office:value-type="float" office:value="6659.43153293146" calcext:value-type="float">
            <text:p>6659.43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09.52331878168" calcext:value-type="float">
            <text:p>6709.52</text:p>
          </table:table-cell>
          <table:table-cell table:number-columns-repeated="6"/>
          <table:table-cell office:value-type="float" office:value="6667.02990778719" calcext:value-type="float">
            <text:p>6667.03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08.80693604669" calcext:value-type="float">
            <text:p>6708.81</text:p>
          </table:table-cell>
          <table:table-cell table:number-columns-repeated="6"/>
          <table:table-cell office:value-type="float" office:value="6667.02990778718" calcext:value-type="float">
            <text:p>6667.03</text:p>
          </table:table-cell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% dist</text:p>
          </table:table-cell>
          <table:table-cell office:value-type="string" calcext:value-type="string">
            <text:p>% Best dist</text:p>
          </table:table-cell>
          <table:table-cell office:value-type="string" calcext:value-type="string">
            <text:p>avg time (s)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% dist in media</text:p>
          </table:table-cell>
          <table:table-cell office:value-type="string" calcext:value-type="string">
            <text:p>% Best dist</text:p>
          </table:table-cell>
          <table:table-cell office:value-type="string" calcext:value-type="string">
            <text:p>avg time (s)</text:p>
          </table:table-cell>
          <table:table-cell/>
          <table:table-cell office:value-type="string" calcext:value-type="string">
            <text:p>opt</text:p>
          </table:table-cell>
        </table:table-row>
        <table:table-row table:style-name="ro1">
          <table:table-cell/>
          <table:table-cell table:formula="of:=AVERAGE([.B12:.B16])" office:value-type="float" office:value="6763.0349559588" calcext:value-type="float">
            <text:p>6763.03</text:p>
          </table:table-cell>
          <table:table-cell table:formula="of:=STDEV([.B12:.B16])" office:value-type="float" office:value="75.1578490326047" calcext:value-type="float">
            <text:p>75.16</text:p>
          </table:table-cell>
          <table:table-cell table:formula="of:=MIN([.B12:.B16])" office:value-type="float" office:value="6708.03686552299" calcext:value-type="float">
            <text:p>6708.04</text:p>
          </table:table-cell>
          <table:table-cell table:formula="of:=([.B19]-[.H19])/[.H19]*100" office:value-type="float" office:value="1.60809729505415" calcext:value-type="float">
            <text:p>1.61</text:p>
          </table:table-cell>
          <table:table-cell table:formula="of:=([.D19]-[.H19])/[.H19]*100" office:value-type="float" office:value="0.781803869035258" calcext:value-type="float">
            <text:p>0.78</text:p>
          </table:table-cell>
          <table:table-cell table:formula="of:=75" office:value-type="float" office:value="75" calcext:value-type="float">
            <text:p>75.00</text:p>
          </table:table-cell>
          <table:table-cell table:style-name="ce3" office:value-type="float" office:value="6656" calcext:value-type="float">
            <text:p>6656.00</text:p>
          </table:table-cell>
          <table:table-cell table:formula="of:=AVERAGE([.I12:.I16])" office:value-type="float" office:value="6663.9905578449" calcext:value-type="float">
            <text:p>6663.99</text:p>
          </table:table-cell>
          <table:table-cell table:formula="of:=STDEV([.I12:.I16])" office:value-type="float" office:value="4.16180130885778" calcext:value-type="float">
            <text:p>4.16</text:p>
          </table:table-cell>
          <table:table-cell table:formula="of:=MIN([.I12:.I16])" office:value-type="float" office:value="6659.43153293146" calcext:value-type="float">
            <text:p>6659.43</text:p>
          </table:table-cell>
          <table:table-cell table:formula="of:=([.I19]-[.P19])/[.P19]*100" office:value-type="float" office:value="0.120050448390867" calcext:value-type="float">
            <text:p>0.12</text:p>
          </table:table-cell>
          <table:table-cell table:formula="of:=([.K19]-[.P19])/[.P19]*100" office:value-type="float" office:value="0.0515554827443519" calcext:value-type="float">
            <text:p>0.05</text:p>
          </table:table-cell>
          <table:table-cell office:value-type="float" office:value="37" calcext:value-type="float">
            <text:p>37.00</text:p>
          </table:table-cell>
          <table:table-cell/>
          <table:table-cell table:style-name="ce4" office:value-type="float" office:value="6656" calcext:value-type="float">
            <text:p>6656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berlin52</text:p>
          </table:table-cell>
          <table:table-cell office:value-type="float" office:value="8023.62573721126" calcext:value-type="float">
            <text:p>8023.63</text:p>
          </table:table-cell>
          <table:table-cell table:number-columns-repeated="6"/>
          <table:table-cell office:value-type="float" office:value="7548.99271002418" calcext:value-type="float">
            <text:p>7548.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7964.08530848607" calcext:value-type="float">
            <text:p>7964.09</text:p>
          </table:table-cell>
          <table:table-cell table:number-columns-repeated="6"/>
          <table:table-cell office:value-type="float" office:value="7635.18338241061" calcext:value-type="float">
            <text:p>7635.18</text:p>
          </table:table-cell>
          <table:table-cell table:number-columns-repeated="7"/>
        </table:table-row>
        <table:table-row table:style-name="ro1">
          <table:table-cell/>
          <table:table-cell office:value-type="float" office:value="7677.66084431117" calcext:value-type="float">
            <text:p>7677.66</text:p>
          </table:table-cell>
          <table:table-cell table:number-columns-repeated="6"/>
          <table:table-cell office:value-type="float" office:value="7576.2493488808" calcext:value-type="float">
            <text:p>7576.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7866.08411367604" calcext:value-type="float">
            <text:p>7866.08</text:p>
          </table:table-cell>
          <table:table-cell table:number-columns-repeated="6"/>
          <table:table-cell office:value-type="float" office:value="7804.6177284881" calcext:value-type="float">
            <text:p>7804.62</text:p>
          </table:table-cell>
          <table:table-cell table:number-columns-repeated="7"/>
        </table:table-row>
        <table:table-row table:style-name="ro1">
          <table:table-cell/>
          <table:table-cell office:value-type="float" office:value="8095.49608730504" calcext:value-type="float">
            <text:p>8095.50</text:p>
          </table:table-cell>
          <table:table-cell table:number-columns-repeated="6"/>
          <table:table-cell office:value-type="float" office:value="7765.79830026573" calcext:value-type="float">
            <text:p>7765.80</text:p>
          </table:table-cell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% dist</text:p>
          </table:table-cell>
          <table:table-cell office:value-type="string" calcext:value-type="string">
            <text:p>% Best dist</text:p>
          </table:table-cell>
          <table:table-cell office:value-type="string" calcext:value-type="string">
            <text:p>avg time (s)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% dist</text:p>
          </table:table-cell>
          <table:table-cell office:value-type="string" calcext:value-type="string">
            <text:p>% Best dist</text:p>
          </table:table-cell>
          <table:table-cell office:value-type="string" calcext:value-type="string">
            <text:p>avg time (s)</text:p>
          </table:table-cell>
          <table:table-cell/>
          <table:table-cell office:value-type="string" calcext:value-type="string">
            <text:p>opt</text:p>
          </table:table-cell>
        </table:table-row>
        <table:table-row table:style-name="ro1">
          <table:table-cell/>
          <table:table-cell table:formula="of:=AVERAGE([.B22:.B26])" office:value-type="float" office:value="7925.39041819792" calcext:value-type="float">
            <text:p>7925.39</text:p>
          </table:table-cell>
          <table:table-cell table:formula="of:=STDEV([.B22:.B26])" office:value-type="float" office:value="161.99582605163" calcext:value-type="float">
            <text:p>162.00</text:p>
          </table:table-cell>
          <table:table-cell table:formula="of:=MIN([.B22:.B26])" office:value-type="float" office:value="7677.66084431117" calcext:value-type="float">
            <text:p>7677.66</text:p>
          </table:table-cell>
          <table:table-cell table:formula="of:=([.B29]-[.H29])/[.H29]*100" office:value-type="float" office:value="5.08340517366635" calcext:value-type="float">
            <text:p>5.08</text:p>
          </table:table-cell>
          <table:table-cell table:formula="of:=([.D29]-[.H29])/[.H29]*100" office:value-type="float" office:value="1.79873832287416" calcext:value-type="float">
            <text:p>1.80</text:p>
          </table:table-cell>
          <table:table-cell table:formula="of:=5*60+20" office:value-type="float" office:value="320" calcext:value-type="float">
            <text:p>320.00</text:p>
          </table:table-cell>
          <table:table-cell office:value-type="float" office:value="7542" calcext:value-type="float">
            <text:p>7542.00</text:p>
          </table:table-cell>
          <table:table-cell table:formula="of:=AVERAGE([.I22:.I26])" office:value-type="float" office:value="7666.16829401388" calcext:value-type="float">
            <text:p>7666.17</text:p>
          </table:table-cell>
          <table:table-cell table:formula="of:=STDEV([.I22:.I26])" office:value-type="float" office:value="113.874912707113" calcext:value-type="float">
            <text:p>113.87</text:p>
          </table:table-cell>
          <table:table-cell table:formula="of:=MIN([.I22:.I26])" office:value-type="float" office:value="7548.99271002418" calcext:value-type="float">
            <text:p>7548.99</text:p>
          </table:table-cell>
          <table:table-cell table:formula="of:=([.I29]-[.P29])/[.P29]*100" office:value-type="float" office:value="1.64635765067467" calcext:value-type="float">
            <text:p>1.65</text:p>
          </table:table-cell>
          <table:table-cell table:formula="of:=([.K29]-[.P29])/[.P29]*100" office:value-type="float" office:value="0.0927169189098539" calcext:value-type="float">
            <text:p>0.09</text:p>
          </table:table-cell>
          <table:table-cell table:formula="of:=2*60+50" office:value-type="float" office:value="170" calcext:value-type="float">
            <text:p>170.00</text:p>
          </table:table-cell>
          <table:table-cell/>
          <table:table-cell office:value-type="float" office:value="7542" calcext:value-type="float">
            <text:p>7542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ch130</text:p>
          </table:table-cell>
          <table:table-cell office:value-type="float" office:value="6385.461990939" calcext:value-type="float">
            <text:p>6385.46</text:p>
          </table:table-cell>
          <table:table-cell table:number-columns-repeated="6"/>
          <table:table-cell office:value-type="float" office:value="6564.51891835417" calcext:value-type="float">
            <text:p>6564.52</text:p>
          </table:table-cell>
          <table:table-cell table:number-columns-repeated="7"/>
        </table:table-row>
        <table:table-row table:style-name="ro1">
          <table:table-cell/>
          <table:table-cell office:value-type="float" office:value="6500.40860144565" calcext:value-type="float">
            <text:p>6500.41</text:p>
          </table:table-cell>
          <table:table-cell table:number-columns-repeated="6"/>
          <table:table-cell office:value-type="float" office:value="6531.58356568591" calcext:value-type="float">
            <text:p>6531.58</text:p>
          </table:table-cell>
          <table:table-cell table:number-columns-repeated="7"/>
        </table:table-row>
        <table:table-row table:style-name="ro1">
          <table:table-cell/>
          <table:table-cell office:value-type="float" office:value="6471.273496774" calcext:value-type="float">
            <text:p>6471.27</text:p>
          </table:table-cell>
          <table:table-cell table:number-columns-repeated="6"/>
          <table:table-cell office:value-type="float" office:value="6510.54015079158" calcext:value-type="float">
            <text:p>6510.54</text:p>
          </table:table-cell>
          <table:table-cell table:number-columns-repeated="7"/>
        </table:table-row>
        <table:table-row table:style-name="ro1">
          <table:table-cell/>
          <table:table-cell office:value-type="float" office:value="6591.63470986498" calcext:value-type="float">
            <text:p>6591.63</text:p>
          </table:table-cell>
          <table:table-cell table:number-columns-repeated="6"/>
          <table:table-cell office:value-type="float" office:value="6383.42" calcext:value-type="float">
            <text:p>6383.42</text:p>
          </table:table-cell>
          <table:table-cell table:number-columns-repeated="7"/>
        </table:table-row>
        <table:table-row table:style-name="ro1">
          <table:table-cell/>
          <table:table-cell office:value-type="float" office:value="6507.73375587915" calcext:value-type="float">
            <text:p>6507.73</text:p>
          </table:table-cell>
          <table:table-cell table:number-columns-repeated="6"/>
          <table:table-cell office:value-type="float" office:value="6466.48750679205" calcext:value-type="float">
            <text:p>6466.49</text:p>
          </table:table-cell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% dist</text:p>
          </table:table-cell>
          <table:table-cell office:value-type="string" calcext:value-type="string">
            <text:p>% Best dist</text:p>
          </table:table-cell>
          <table:table-cell office:value-type="string" calcext:value-type="string">
            <text:p>avg time (s)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% dist</text:p>
          </table:table-cell>
          <table:table-cell office:value-type="string" calcext:value-type="string">
            <text:p>% Best dist</text:p>
          </table:table-cell>
          <table:table-cell office:value-type="string" calcext:value-type="string">
            <text:p>avg time (s)</text:p>
          </table:table-cell>
          <table:table-cell/>
          <table:table-cell office:value-type="string" calcext:value-type="string">
            <text:p>opt</text:p>
          </table:table-cell>
        </table:table-row>
        <table:table-row table:style-name="ro1">
          <table:table-cell/>
          <table:table-cell table:formula="of:=AVERAGE([.B32:.B35])" office:value-type="float" office:value="6487.19469975591" calcext:value-type="float">
            <text:p>6487.19</text:p>
          </table:table-cell>
          <table:table-cell table:formula="of:=STDEV([.B32:.B36])" office:value-type="float" office:value="74.2004614510807" calcext:value-type="float">
            <text:p>74.20</text:p>
          </table:table-cell>
          <table:table-cell table:formula="of:=MIN([.B32:.B36])" office:value-type="float" office:value="6385.461990939" calcext:value-type="float">
            <text:p>6385.46</text:p>
          </table:table-cell>
          <table:table-cell table:formula="of:=([.B39]-[.H39])/[.H39]*100" office:value-type="float" office:value="6.17339934134056" calcext:value-type="float">
            <text:p>6.17</text:p>
          </table:table-cell>
          <table:table-cell table:formula="of:=([.D39]-[.H39])/[.H39]*100" office:value-type="float" office:value="4.50837955710312" calcext:value-type="float">
            <text:p>4.51</text:p>
          </table:table-cell>
          <table:table-cell table:formula="of:=254*60" office:value-type="float" office:value="15240" calcext:value-type="float">
            <text:p>15240.00</text:p>
          </table:table-cell>
          <table:table-cell office:value-type="float" office:value="6110" calcext:value-type="float">
            <text:p>6110.00</text:p>
          </table:table-cell>
          <table:table-cell table:formula="of:=AVERAGE([.I32:.I36])" office:value-type="float" office:value="6491.31002832474" calcext:value-type="float">
            <text:p>6491.31</text:p>
          </table:table-cell>
          <table:table-cell table:formula="of:=STDEV([.I32:.I36])" office:value-type="float" office:value="70.0137714813423" calcext:value-type="float">
            <text:p>70.01</text:p>
          </table:table-cell>
          <table:table-cell table:formula="of:=MIN([.I32:.I36])" office:value-type="float" office:value="6383.42" calcext:value-type="float">
            <text:p>6383.42</text:p>
          </table:table-cell>
          <table:table-cell table:formula="of:=([.I39]-[.P39])/[.P39]*100" office:value-type="float" office:value="6.24075332773719" calcext:value-type="float">
            <text:p>6.24</text:p>
          </table:table-cell>
          <table:table-cell table:formula="of:=([.K39]-[.P39])/[.P39]*100" office:value-type="float" office:value="4.47495908346972" calcext:value-type="float">
            <text:p>4.47</text:p>
          </table:table-cell>
          <table:table-cell table:formula="of:=170*60" office:value-type="float" office:value="10200" calcext:value-type="float">
            <text:p>10200.00</text:p>
          </table:table-cell>
          <table:table-cell/>
          <table:table-cell office:value-type="float" office:value="6110" calcext:value-type="float">
            <text:p>6110</text:p>
          </table:table-cell>
        </table:table-row>
        <table:table-row table:style-name="ro1" table:number-rows-repeated="3">
          <table:table-cell/>
          <table:table-cell table:style-name="Default" table:number-columns-repeated="13"/>
          <table:table-cell table:number-columns-repeated="2"/>
        </table:table-row>
        <table:table-row table:style-name="ro1">
          <table:table-cell office:value-type="string" calcext:value-type="string">
            <text:p>pr1002</text:p>
          </table:table-cell>
          <table:table-cell office:value-type="float" office:value="337708.133522951" calcext:value-type="float">
            <text:p>337708.13</text:p>
          </table:table-cell>
          <table:table-cell table:number-columns-repeated="6"/>
          <table:table-cell office:value-type="float" office:value="6564.51891835417" calcext:value-type="float">
            <text:p>6564.52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7309.959251144" calcext:value-type="float">
            <text:p>337309.96</text:p>
          </table:table-cell>
          <table:table-cell table:number-columns-repeated="6"/>
          <table:table-cell office:value-type="float" office:value="6531.58356568591" calcext:value-type="float">
            <text:p>6531.58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8911.749191012" calcext:value-type="float">
            <text:p>338911.75</text:p>
          </table:table-cell>
          <table:table-cell table:number-columns-repeated="6"/>
          <table:table-cell office:value-type="float" office:value="6510.54015079158" calcext:value-type="float">
            <text:p>6510.54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6383.42" calcext:value-type="float">
            <text:p>6383.42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6466.48750679205" calcext:value-type="float">
            <text:p>6466.49</text:p>
          </table:table-cell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% dist</text:p>
          </table:table-cell>
          <table:table-cell office:value-type="string" calcext:value-type="string">
            <text:p>% Best dist</text:p>
          </table:table-cell>
          <table:table-cell office:value-type="string" calcext:value-type="string">
            <text:p>avg time (s)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% dist</text:p>
          </table:table-cell>
          <table:table-cell office:value-type="string" calcext:value-type="string">
            <text:p>% Best dist</text:p>
          </table:table-cell>
          <table:table-cell office:value-type="string" calcext:value-type="string">
            <text:p>avg time (s)</text:p>
          </table:table-cell>
          <table:table-cell/>
          <table:table-cell office:value-type="string" calcext:value-type="string">
            <text:p>opt</text:p>
          </table:table-cell>
        </table:table-row>
        <table:table-row table:style-name="ro1">
          <table:table-cell/>
          <table:table-cell table:formula="of:=AVERAGE([.B43:.B46])" office:value-type="float" office:value="337976.613988369" calcext:value-type="float">
            <text:p>337976.61</text:p>
          </table:table-cell>
          <table:table-cell table:formula="of:=STDEV([.B43:.B47])" office:value-type="float" office:value="833.962872733831" calcext:value-type="float">
            <text:p>833.96</text:p>
          </table:table-cell>
          <table:table-cell table:formula="of:=MIN([.B43:.B47])" office:value-type="float" office:value="337309.959251144" calcext:value-type="float">
            <text:p>337309.96</text:p>
          </table:table-cell>
          <table:table-cell table:formula="of:=([.B50]-[.H50])/[.H50]*100" office:value-type="float" office:value="2041.80363744214" calcext:value-type="float">
            <text:p>2041.80</text:p>
          </table:table-cell>
          <table:table-cell table:formula="of:=([.D50]-[.H50])/[.H50]*100" office:value-type="float" office:value="2037.57895596416" calcext:value-type="float">
            <text:p>2037.58</text:p>
          </table:table-cell>
          <table:table-cell table:formula="of:=109*60" office:value-type="float" office:value="6540" calcext:value-type="float">
            <text:p>6540.00</text:p>
          </table:table-cell>
          <table:table-cell office:value-type="float" office:value="15780" calcext:value-type="float">
            <text:p>15780.00</text:p>
          </table:table-cell>
          <table:table-cell table:formula="of:=AVERAGE([.I43:.I47])" office:value-type="float" office:value="6491.31002832474" calcext:value-type="float">
            <text:p>6491.31</text:p>
          </table:table-cell>
          <table:table-cell table:formula="of:=STDEV([.I43:.I47])" office:value-type="float" office:value="70.0137714813423" calcext:value-type="float">
            <text:p>70.01</text:p>
          </table:table-cell>
          <table:table-cell table:formula="of:=MIN([.I43:.I47])" office:value-type="float" office:value="6383.42" calcext:value-type="float">
            <text:p>6383.42</text:p>
          </table:table-cell>
          <table:table-cell table:formula="of:=([.I50]-[.P50])/[.P50]*100" office:value-type="float" office:value="-58.86368803343" calcext:value-type="float">
            <text:p>-58.86</text:p>
          </table:table-cell>
          <table:table-cell table:formula="of:=([.K50]-[.P50])/[.P50]*100" office:value-type="float" office:value="-59.547401774398" calcext:value-type="float">
            <text:p>-59.55</text:p>
          </table:table-cell>
          <table:table-cell table:number-columns-repeated="2"/>
          <table:table-cell table:style-name="ce1" office:value-type="float" office:value="15780" calcext:value-type="float">
            <text:p>15780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JP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8">00/00/0000</text:date>, <text:time style:data-style-name="N2" text:time-value="09:42:57.1134725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8T08:34:16.777180739</meta:creation-date>
    <dc:date>2019-06-18T11:19:33.225551681</dc:date>
    <meta:editing-duration>PT2H2M28S</meta:editing-duration>
    <meta:editing-cycles>27</meta:editing-cycles>
    <meta:generator>LibreOffice/6.0.7.3$Linux_X86_64 LibreOffice_project/00m0$Build-3</meta:generator>
    <meta:document-statistic meta:table-count="1" meta:cell-count="216" meta:object-count="0"/>
  </office:meta>
</office:document-meta>
</file>